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ans" svg:font-family="'Ubuntu Sans'" style:font-family-generic="swiss"/>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style:font-name="Arial" fo:font-size="18pt" fo:letter-spacing="normal" fo:font-style="normal" fo:font-weight="bold"/>
    </style:style>
    <style:style style:name="P2" style:family="paragraph" style:parent-style-name="Text_20_body">
      <style:paragraph-properties fo:margin-left="0cm" fo:margin-right="0cm" fo:orphans="2" fo:widows="2" fo:text-indent="0cm" style:auto-text-indent="false"/>
      <style:text-properties fo:font-variant="normal" fo:text-transform="none" style:font-name="Arial"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T1" style:family="text">
      <style:text-properties fo:color="#00ff00" loext:opacity="100%" fo:font-size="10pt"/>
    </style:style>
    <style:style style:name="T2" style:family="text">
      <style:text-properties fo:color="#00ff00" loext:opacity="100%" fo:font-size="10pt" fo:font-weight="bold"/>
    </style:style>
    <style:style style:name="T3" style:family="text">
      <style:text-properties fo:font-size="10pt"/>
    </style:style>
    <style:style style:name="T4" style:family="text">
      <style:text-properties fo:font-size="10pt" fo:font-weight="bold"/>
    </style:style>
    <style:style style:name="T5" style:family="text">
      <style:text-properties fo:font-variant="normal" fo:text-transform="none" style:font-name="Arial" fo:font-size="10pt" fo:letter-spacing="normal" fo:font-style="normal" fo:font-weight="normal"/>
    </style:style>
    <style:style style:name="T6" style:family="text">
      <style:text-properties fo:font-variant="normal" fo:text-transform="none" style:font-name="Arial" fo:letter-spacing="normal" fo:font-style="normal" fo:font-weight="bold"/>
    </style:style>
    <style:style style:name="T7" style:family="text">
      <style:text-properties fo:font-variant="normal" fo:text-transform="none" style:font-name="Arial" fo:letter-spacing="normal" fo:font-style="normal" fo:font-weight="normal"/>
    </style:style>
    <style:style style:name="T8" style:family="text">
      <style:text-properties fo:font-variant="normal" fo:text-transform="none" fo:color="#c0c0c0" loext:opacity="100%" style:font-name="Arial" fo:font-size="10pt" fo:letter-spacing="normal" fo:font-style="italic" fo:font-weight="normal"/>
    </style:style>
    <style:style style:name="T9" style:family="text">
      <style:text-properties fo:font-variant="normal" fo:text-transform="none" fo:color="#c0c0c0" loext:opacity="100%" style:font-name="Arial" fo:font-size="10pt" fo:letter-spacing="normal" fo:font-style="normal" fo:font-weight="normal"/>
    </style:style>
    <style:style style:name="T10" style:family="text">
      <style:text-properties fo:font-variant="normal" fo:text-transform="none" fo:color="#00ff00" loext:opacity="100%" style:font-name="Arial" fo:font-size="10pt" fo:letter-spacing="normal" fo:font-style="normal" fo:font-weight="normal"/>
    </style:style>
    <style:style style:name="T11" style:family="text">
      <style:text-properties fo:font-variant="normal" fo:text-transform="none" fo:color="#00ff00" loext:opacity="100%" style:font-name="Arial" fo:font-size="10pt" fo:letter-spacing="normal" fo:font-style="normal" fo:font-weight="bold"/>
    </style:style>
    <style:style style:name="T12" style:family="text">
      <style:text-properties fo:font-variant="normal" fo:text-transform="none" fo:color="#1155cc" loext:opacity="100%" style:font-name="Arial" fo:font-size="10pt" fo:letter-spacing="normal" fo:font-style="normal" fo:font-weight="normal"/>
    </style:style>
    <style:style style:name="T13" style:family="text">
      <style:text-properties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CIAL CHARACTERS / CONTROL CODES</text:p>
      <text:p text:style-name="P2">Standard ASCII is implemented for the main character set. Extended ASCII codes are implemented the same as for DOS. Control codes are standard ASCII where applicable - other codes added to allow control of the screen. The full implementation is shown below:</text:p>
      <text:p text:style-name="P3"><text:span text:style-name="T6">Video display control codes:</text:span><text:span text:style-name="T7"><text:line-break/>Hex (Decimal) and meaning<text:line-break/></text:span><text:span text:style-name="T5">01 (01) - Cursor home </text:span><text:span text:style-name="T8">(Standard ASCII)</text:span><text:span text:style-name="T5"><text:line-break/>02 (02) - Define cursor character (2nd byte is the curs character, or 00 to turn off)</text:span><text:span text:style-name="T10"> </text:span><text:span text:style-name="T11">&lt;--New for 3.0</text:span><text:span text:style-name="T5"><text:line-break/>03 (03) - Cursor blinking<text:line-break/>04 (04) - Cursor solid<text:line-break/>05 (05) - Set graphics pixel (next two bytes = x,y)</text:span><text:span text:style-name="T10"> </text:span><text:span text:style-name="T11">&lt;--New for 3.0</text:span><text:span text:style-name="T5"><text:line-break/>06 (06) - Reset graphics pixel (next two bytes = x,y)</text:span><text:span text:style-name="T10"> </text:span><text:span text:style-name="T11">&lt;--New for 3.0</text:span><text:span text:style-name="T5"><text:line-break/>08 (08) - Backspace</text:span><text:span text:style-name="T9"> </text:span><text:span text:style-name="T8">(Standard ASCII)</text:span><text:span text:style-name="T5"><text:line-break/>09 (09) - Tab </text:span><text:span text:style-name="T8">(Standard ASCII)</text:span><text:span text:style-name="T5"><text:line-break/>0A (11) - Linefeed </text:span><text:span text:style-name="T8">(Standard ASCII)</text:span><text:span text:style-name="T5"><text:line-break/>0C (12) - Clear screen </text:span><text:span text:style-name="T8">(Standard ASCII)</text:span><text:span text:style-name="T5"><text:line-break/>0D (13) - Carriage return </text:span><text:span text:style-name="T8">(Standard ASCII)</text:span><text:span text:style-name="T5"><text:line-break/>0E (14) - Set column 0 to 79 (2nd byte is the column number) or 0 to 39 for a 40 char line<text:line-break/>0F (16) - Set row 0 to 24 (2nd byte is the row number)<text:line-break/>10 (16) - Delete start of line<text:line-break/>11 (17) - Delete to end of line<text:line-break/>12 (18) - Delete to start of screen<text:line-break/>13 (19) - Delete to end of screen<text:line-break/>14 (20) - Scroll up<text:line-break/>15 (21) - Scroll down<text:line-break/>16 (22) - Scroll left<text:line-break/>17 (23) - Scroll right<text:line-break/>18 (24) - Set font attribute for the current line (see </text:span><text:a xlink:type="simple" xlink:href="http://searle.x10host.com/MonitorKeyboard/index.html#FontAttributes" office:target-frame-name="_blank" xlink:show="new" text:style-name="Internet_20_link" text:visited-style-name="Visited_20_Internet_20_Link"><text:span text:style-name="T12">elsewhere on this page</text:span></text:a><text:span text:style-name="T5"> for details)</text:span><text:span text:style-name="T10"> </text:span><text:span text:style-name="T11">&lt;--New for 3.0</text:span><text:span text:style-name="T5"><text:line-break/>1A (26) - Treat next byte as a character (to allow PC DOS char codes 1 to 31 to be displayed on screen)<text:line-break/>1B (27) - ESC - reserved for ANSI sequences<text:line-break/>1C (28) - Cursor right<text:line-break/>1D (29) - Cursor Left<text:line-break/>1E (30) - Cursor up<text:line-break/>1F (31) - Cursor down<text:line-break/>20 (32) to 7E (126) - Standard ASCII codes<text:line-break/>7F (127) - Delete<text:line-break/>80 (128) to FF (255) - PC (DOS) extended characters</text:span><text:span text:style-name="T7"><text:line-break/> </text:span></text:p>
      <text:p text:style-name="P2">So, to print "Hello" at column 18, row 10 on the monitor in BASIC would be as follows:<text:line-break/>PRINT CHR$(14) ; CHR$(17) ; CHR$(15) ; CHR$(9) ; "HELLO"</text:p>
      <text:p text:style-name="P2">Some ANSI/VT100 escape sequences have been implemented to allow programs such as Wordstar etc. to run on the CPM machine. The ones implemented are shown below (Esc = character 1B Hex, 27 decimal):<text:line-break/><text:span text:style-name="T4">Esc[</text:span><text:span text:style-name="T3">Line</text:span><text:span text:style-name="T4">;</text:span><text:span text:style-name="T3">Column</text:span><text:span text:style-name="T4">H</text:span><text:span text:style-name="T3"> or </text:span><text:span text:style-name="T4">Esc[</text:span><text:span text:style-name="T3">Line</text:span><text:span text:style-name="T4">;</text:span><text:span text:style-name="T3">C</text:span><text:span text:style-name="T4">f</text:span><text:span text:style-name="T3"> moves cursor to that coordinate<text:line-break/></text:span><text:span text:style-name="T4">Esc[J</text:span><text:span text:style-name="T3">=clear from cursor down<text:line-break/></text:span><text:span text:style-name="T4">Esc[1J</text:span><text:span text:style-name="T3">=clear from cursor up<text:line-break/></text:span><text:soft-page-break/><text:span text:style-name="T4">Esc[2J</text:span><text:span text:style-name="T3">=clear complete screen<text:line-break/></text:span><text:span text:style-name="T4">Esc[K</text:span><text:span text:style-name="T3"> = erase to end of line</text:span><text:span text:style-name="T4"><text:line-break/>Esc[1K</text:span><text:span text:style-name="T3"> = erase to start of line<text:line-break/></text:span><text:span text:style-name="T4">Esc[L</text:span><text:span text:style-name="T3"> = scroll down<text:line-break/></text:span><text:span text:style-name="T4">Esc[M</text:span><text:span text:style-name="T3"> = scroll up<text:line-break/></text:span><text:span text:style-name="T4">Esc-</text:span><text:span text:style-name="T3"> = turn off ANSI interpreter - NEEDED IF USING GRAPHICS otherwise char 1B can't be sent to the display </text:span><text:span text:style-name="T1"> </text:span><text:span text:style-name="T2">&lt;--New for 3.0</text:span></text:p>
      <text:p text:style-name="P2">The above example can also be implemented using escape sequences instead...<text:line-break/>PRINT CHR$(27) ; "[18;10H" ; "HELLO"</text:p>
      <text:p text:style-name="P2">The character font is not the same as supplied by Daryl. I recreated the complete normal and bold fonts from a bitmap of 8x8 characters for a CGA PC display (using a small VB program). Most appear identical, so I assume we used a similar source. However, I have included all characters, including those normally reserved for control codes.</text:p>
      <text:p text:style-name="P2">ASCII codes 00 to 1F (and 7F) are reserved for control. However, the character map also has display characters with these values. These characters can be displayed by sending code 1A (26 decimal) before sending the code for the character. This prefix tells the display processor to store the actual character into the display and not treat it as a control code.<text:line-break/>eg. in BASIC, to display the heart symbol (at 03) you can use the following...<text:line-break/>PRINT CHR$(26) ; CHR$(3)</text:p>
      <text:p text:style-name="Horizontal_20_Line"/>
      <text:p text:style-name="P1"><text:bookmark text:name="m_-5449271768690763735_FontAttributes"/>FONT ATTRIBUTES</text:p>
      <text:p text:style-name="P2">Each <text:span text:style-name="T13">line</text:span> can have it's own font defined. Cannot have mixed font types on the same line.<text:line-break/>This can be:<text:line-break/><text:span text:style-name="T3">40 Character normal<text:line-break/>80 Character normal<text:line-break/>40 Character bold<text:line-break/>80 Character bold<text:line-break/>40 Character normal double-height<text:line-break/>80 Character normal double-height<text:line-break/>40 Character bold double-height<text:line-break/>80 Character bold double-height</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ans" svg:font-family="'Ubuntu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Sans" fo:font-size="13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Ubuntu Sans" fo:font-size="13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Ubuntu Sans" fo:font-family="'Ubunt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Sans" fo:font-family="'Ubuntu Sans'" style:font-family-generic="swiss" fo:font-size="13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Sans" fo:font-family="'Ubuntu Sans'" style:font-family-generic="swis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4T11:03:07.069306485</meta:creation-date>
    <dc:date>2026-04-14T11:03:23.808205389</dc:date>
    <meta:editing-duration>PT18S</meta:editing-duration>
    <meta:editing-cycles>1</meta:editing-cycles>
    <meta:document-statistic meta:table-count="0" meta:image-count="0" meta:object-count="0" meta:page-count="2" meta:paragraph-count="10" meta:word-count="672" meta:character-count="3630" meta:non-whitespace-character-count="2970"/>
    <meta:generator>LibreOffice/24.2.7.2$Linux_X86_64 LibreOffice_project/420$Build-2</meta:generator>
  </office:meta>
</office:document-meta>
</file>